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1638in" style:use-optimal-column-width="false"/>
    </style:style>
    <style:style style:name="TableColumn4" style:family="table-column">
      <style:table-column-properties style:column-width="4.7611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min-row-height="0.3666in"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P23" style:parent-style-name="TableContents" style:family="paragraph">
      <style:text-properties style:font-name="Times New Roman" style:font-name-complex="Times New Roman" fo:language="ru" fo:country="RU"/>
    </style:style>
    <style:style style:name="P24" style:parent-style-name="TableContents" style:family="paragraph">
      <style:text-properties style:font-name="Times New Roman" style:font-name-complex="Times New Roman" fo:language="ru" fo:country="RU"/>
    </style:style>
    <style:style style:name="P25" style:parent-style-name="TableContents" style:family="paragraph">
      <style:text-properties style:font-name="Times New Roman" style:font-name-complex="Times New Roman" fo:language="ru" fo:country="RU"/>
    </style:style>
    <style:style style:name="P26" style:parent-style-name="TableContents" style:family="paragraph">
      <style:text-properties style:font-name="Times New Roman" style:font-name-complex="Times New Roman" fo:language="ru" fo:country="RU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" style:parent-style-name="Основнойшрифтабзаца" style:family="text">
      <style:text-properties style:font-name="Times New Roman" style:font-name-complex="Times New Roman" fo:language="ru" fo:country="RU"/>
    </style:style>
    <style:style style:name="T34" style:parent-style-name="Основнойшрифтабзаца" style:family="text">
      <style:text-properties style:font-name="Times New Roman" style:font-name-complex="Times New Roman"/>
    </style:style>
    <style:style style:name="T35" style:parent-style-name="Основнойшрифтабзаца" style:family="text">
      <style:text-properties style:font-name="Times New Roman" style:font-name-complex="Times New Roman" fo:language="ru" fo:country="RU"/>
    </style:style>
    <style:style style:name="P36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P37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P38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style:font-name="Times New Roman" style:font-name-complex="Times New Roman" fo:language="ru" fo:country="RU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T46" style:parent-style-name="Основнойшрифтабзаца" style:family="text">
      <style:text-properties style:font-name="Times New Roman" style:font-name-complex="Times New Roman" fo:language="ru" fo:country="RU"/>
    </style:style>
    <style:style style:name="T47" style:parent-style-name="Основнойшрифтабзаца" style:family="text">
      <style:text-properties style:font-name="Times New Roman" style:font-name-complex="Times New Roman" fo:language="ru" fo:country="RU"/>
    </style:style>
    <style:style style:name="P48" style:parent-style-name="TableContents" style:list-style-name="LFO2" style:family="paragraph">
      <style:text-properties style:font-name="Times New Roman" style:font-name-complex="Times New Roman"/>
    </style:style>
    <style:style style:name="P49" style:parent-style-name="TableContents" style:list-style-name="LFO2" style:family="paragraph">
      <style:text-properties style:font-name="Times New Roman" style:font-name-complex="Times New Roman"/>
    </style:style>
    <style:style style:name="P50" style:parent-style-name="TableContents" style:list-style-name="LFO2" style:family="paragraph"/>
    <style:style style:name="T51" style:parent-style-name="Основнойшрифтабзаца" style:family="text">
      <style:text-properties style:font-name="Times New Roman" style:font-name-complex="Times New Roman"/>
    </style:style>
    <style:style style:name="T52" style:parent-style-name="Основнойшрифтабзаца" style:family="text">
      <style:text-properties style:font-name="Times New Roman" style:font-name-complex="Times New Roman" fo:language="ru" fo:country="RU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T54" style:parent-style-name="Основнойшрифтабзаца" style:family="text">
      <style:text-properties style:font-name="Times New Roman" style:font-name-complex="Times New Roman" fo:language="ru" fo:country="RU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Times New Roman" style:font-name-complex="Times New Roman" fo:language="ru" fo:country="RU"/>
    </style:style>
    <style:style style:name="P62" style:parent-style-name="TableContents" style:list-style-name="LFO3" style:family="paragraph">
      <style:text-properties style:font-name="Times New Roman" style:font-name-complex="Times New Roman" fo:language="ru" fo:country="RU"/>
    </style:style>
    <style:style style:name="P63" style:parent-style-name="TableContents" style:list-style-name="LFO3" style:family="paragraph">
      <style:text-properties style:font-name="Times New Roman" style:font-name-complex="Times New Roman" fo:language="ru" fo:country="RU"/>
    </style:style>
    <style:style style:name="P64" style:parent-style-name="TableContents" style:list-style-name="LFO3" style:family="paragraph">
      <style:text-properties style:font-name="Times New Roman" style:font-name-complex="Times New Roman" fo:language="ru" fo:country="RU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language="ru" fo:country="RU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9" style:parent-style-name="Основнойшрифтабзаца" style:family="text">
      <style:text-properties style:font-name="Times New Roman" style:font-name-complex="Times New Roman" fo:language="ru" fo:country="RU"/>
    </style:style>
    <style:style style:name="T70" style:parent-style-name="Основнойшрифтабзаца" style:family="text">
      <style:text-properties style:font-name="Times New Roman" style:font-name-complex="Times New Roman" fo:language="ru" fo:country="RU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Times New Roman" style:font-name-complex="Times New Roman"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list-style-name="LFO4" style:family="paragraph">
      <style:text-properties style:font-name="Times New Roman" style:font-name-complex="Times New Roman" fo:language="ru" fo:country="RU"/>
    </style:style>
    <style:style style:name="P80" style:parent-style-name="TableContents" style:list-style-name="LFO4" style:family="paragraph">
      <style:text-properties style:font-name="Times New Roman" style:font-name-complex="Times New Roman" fo:language="ru" fo:country="RU"/>
    </style:style>
    <style:style style:name="P81" style:parent-style-name="TableContents" style:list-style-name="LFO4" style:family="paragraph">
      <style:text-properties style:font-name="Times New Roman" style:font-name-complex="Times New Roman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language="ru" fo:country="RU"/>
    </style:style>
    <style:style style:name="P88" style:parent-style-name="TableContents" style:family="paragraph">
      <style:text-properties fo:language="ru" fo:country="RU"/>
    </style:style>
    <style:style style:name="P89" style:parent-style-name="TableContents" style:family="paragraph">
      <style:text-properties fo:language="ru" fo:country="RU"/>
    </style:style>
    <style:style style:name="P90" style:parent-style-name="TableContents" style:family="paragraph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style:font-name="Arial" style:font-name-complex="Arial" fo:color="#000000" fo:font-size="13.5pt" style:font-size-asian="13.5pt" style:font-size-complex="13.5pt" fo:background-color="#FFFFFF" fo:language="ru" fo:country="RU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Обычный" style:family="paragraph">
      <style:paragraph-properties style:text-autospace="none" style:vertical-align="auto"/>
      <style:text-properties fo:language="ru" fo:country="RU" fo:hyphenate="true"/>
    </style:style>
    <style:style style:name="P102" style:parent-style-name="Обычный" style:family="paragraph">
      <style:paragraph-properties style:text-autospace="none" style:vertical-align="auto"/>
      <style:text-properties fo:language="ru" fo:country="RU" fo:hyphenate="true"/>
    </style:style>
    <style:style style:name="P103" style:parent-style-name="Обычный" style:family="paragraph">
      <style:paragraph-properties style:text-autospace="none" style:vertical-align="auto"/>
      <style:text-properties fo:language="ru" fo:country="RU" fo:hyphenate="true"/>
    </style:style>
    <style:style style:name="P104" style:parent-style-name="Обычный" style:family="paragraph">
      <style:paragraph-properties style:text-autospace="none" style:vertical-align="auto"/>
      <style:text-properties fo:hyphenate="true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P108" style:parent-style-name="Обычный" style:family="paragraph">
      <style:paragraph-properties style:text-autospace="none" style:vertical-align="auto"/>
      <style:text-properties fo:hyphenate="true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9" style:parent-style-name="Основнойшрифтабзаца" style:family="text">
      <style:text-properties style:font-name="Times New Roman" style:font-name-complex="Times New Roman" fo:language="ru" fo:country="RU"/>
    </style:style>
    <style:style style:name="T120" style:parent-style-name="Основнойшрифтабзаца" style:family="text">
      <style:text-properties style:font-name="Times New Roman" style:font-name-complex="Times New Roman"/>
    </style:style>
    <style:style style:name="T121" style:parent-style-name="Основнойшрифтабзаца" style:family="text">
      <style:text-properties style:font-name="Times New Roman" style:font-name-complex="Times New Roman" fo:language="ru" fo:country="RU"/>
    </style:style>
    <style:style style:name="T122" style:parent-style-name="Основнойшрифтабзаца" style:family="text">
      <style:text-properties style:font-name="Times New Roman" style:font-name-complex="Times New Roman"/>
    </style:style>
    <style:style style:name="T123" style:parent-style-name="Основнойшрифтабзаца" style:family="text">
      <style:text-properties style:font-name="Times New Roman" style:font-name-complex="Times New Roman" fo:language="ru" fo:country="RU"/>
    </style:style>
    <style:style style:name="T124" style:parent-style-name="Основнойшрифтабзаца" style:family="text">
      <style:text-properties style:font-name="Times New Roman" style:font-name-complex="Times New Roman"/>
    </style:style>
    <style:style style:name="T125" style:parent-style-name="Основнойшрифтабзаца" style:family="text">
      <style:text-properties style:font-name="Times New Roman" style:font-name-complex="Times New Roman" fo:language="ru" fo:country="RU"/>
    </style:style>
    <style:style style:name="T126" style:parent-style-name="Основнойшрифтабзаца" style:family="text">
      <style:text-properties style:font-name="Times New Roman" style:font-name-complex="Times New Roman"/>
    </style:style>
    <style:style style:name="T127" style:parent-style-name="Основнойшрифтабзаца" style:family="text">
      <style:text-properties style:font-name="Times New Roman" style:font-name-complex="Times New Roman" fo:language="ru" fo:country="RU"/>
    </style:style>
    <style:style style:name="T128" style:parent-style-name="Основнойшрифтабзаца" style:family="text">
      <style:text-properties style:font-name="Times New Roman" style:font-name-complex="Times New Roman"/>
    </style:style>
    <style:style style:name="T129" style:parent-style-name="Основнойшрифтабзаца" style:family="text">
      <style:text-properties style:font-name="Times New Roman" style:font-name-complex="Times New Roman" fo:language="ru" fo:country="RU"/>
    </style:style>
    <style:style style:name="T130" style:parent-style-name="Основнойшрифтабзаца" style:family="text">
      <style:text-properties style:font-name="Times New Roman" style:font-name-complex="Times New Roman" fo:language="ru" fo:country="RU"/>
    </style:style>
    <style:style style:name="T131" style:parent-style-name="Основнойшрифтабзаца" style:family="text">
      <style:text-properties style:font-name="Times New Roman" style:font-name-complex="Times New Roman"/>
    </style:style>
    <style:style style:name="T132" style:parent-style-name="Основнойшрифтабзаца" style:family="text">
      <style:text-properties style:font-name="Times New Roman" style:font-name-complex="Times New Roman" fo:language="ru" fo:country="RU"/>
    </style:style>
    <style:style style:name="T133" style:parent-style-name="Основнойшрифтабзаца" style:family="text">
      <style:text-properties style:font-name="Times New Roman" style:font-name-complex="Times New Roman"/>
    </style:style>
    <style:style style:name="T134" style:parent-style-name="Основнойшрифтабзаца" style:family="text">
      <style:text-properties style:font-name="Times New Roman" style:font-name-complex="Times New Roman" fo:language="ru" fo:country="RU"/>
    </style:style>
    <style:style style:name="T135" style:parent-style-name="Основнойшрифтабзаца" style:family="text">
      <style:text-properties style:font-name="Times New Roman" style:font-name-complex="Times New Roman"/>
    </style:style>
    <style:style style:name="T136" style:parent-style-name="Основнойшрифтабзаца" style:family="text">
      <style:text-properties style:font-name="Times New Roman" style:font-name-complex="Times New Roman" fo:language="ru" fo:country="RU"/>
    </style:style>
    <style:style style:name="P13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остаков Василий Геннадь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Метод подкласса считается<text:s/>переопределённым методом суперкласса, если их сигнатуры (имя метода и передаваемые в него аргументы) совпадают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Абстрактные классы (невозможно создать экземпляр).</text:p>
            <text:p text:style-name="P23">Простые (конкретные) классы (обычный класс, содержащий методы с<text:s/>реализацией).</text:p>
            <text:p text:style-name="P24">Вложенные (статические и нестатические) классы, находятся внутри внешнего класса.</text:p>
            <text:p text:style-name="P25">Локальные классы (классы внутри методов).</text:p>
            <text:p text:style-name="P26">Анонимные классы (создаются на ходу, не имеют имени. Активно использовались до появления лямбда выражений.).</text:p>
          </table:table-cell>
        </table:table-row>
        <table:table-row table:style-name="TableRow27">
          <table:table-cell table:style-name="TableCell28">
            <text:p text:style-name="TableContents"><text:span text:style-name="T29">Как и<text:s/></text:span><text:span text:style-name="T30">зачем можно использовать модификатор<text:s/></text:span>final<text:span text:style-name="T31">?</text:span></text:p>
          </table:table-cell>
          <table:table-cell table:style-name="TableCell32">
            <text:p text:style-name="TableContents"><text:span text:style-name="T33">Ключевое слово (модификатор доступа)<text:s/></text:span><text:span text:style-name="T34">final</text:span><text:span text:style-name="T35"><text:s/>используется:</text:span></text:p>
            <text:list text:style-name="LFO1" text:continue-numbering="true">
              <text:list-item>
                <text:p text:style-name="P36">При объявлении класса – для предотвращения наследования;</text:p>
              </text:list-item>
              <text:list-item>
                <text:p text:style-name="P37">При объявлении переменной, поля – для предотвращения их изменения (объявление константы);</text:p>
              </text:list-item>
              <text:list-item>
                <text:p text:style-name="P38">При объявлении метода – для предотвращения его переопределения;</text:p>
              </text:list-item>
            </text:list>
          </table:table-cell>
        </table:table-row>
        <table:table-row table:style-name="TableRow39">
          <table:table-cell table:style-name="TableCell40">
            <text:p text:style-name="TableContents"><text:span text:style-name="T41">Какие есть варианты использования ключевого слова<text:s/></text:span>try<text:span text:style-name="T42">?</text:span></text:p>
          </table:table-cell>
          <table:table-cell table:style-name="TableCell43">
            <text:p text:style-name="TableContents"><text:span text:style-name="T44">Ключевое слово<text:s/></text:span><text:span text:style-name="T45">try</text:span><text:span text:style-name="T46"><text:s/>используется для обработки исключений (выделение блока кода, который может привести к ошибке), варианты<text:s/></text:span><text:span text:style-name="T47">использования:<text:s/></text:span></text:p>
            <text:list text:style-name="LFO2" text:continue-numbering="true">
              <text:list-item>
                <text:p text:style-name="P48">try/catch</text:p>
              </text:list-item>
              <text:list-item>
                <text:p text:style-name="P49">try/catch/finally</text:p>
              </text:list-item>
              <text:list-item>
                <text:p text:style-name="P50"><text:span text:style-name="T51">try/catch, try/catch/finally<text:s/></text:span><text:span text:style-name="T52">с</text:span><text:span text:style-name="T53"><text:s/></text:span><text:span text:style-name="T54">ресурсами</text:span><text:span text:style-name="T55">.</text:span></text:p>
              </text:list-item>
            </text:list>
          </table:table-cell>
        </table:table-row>
        <table:table-row table:style-name="TableRow56">
          <table:table-cell table:style-name="TableCell57">
            <text:p text:style-name="TableContents"><text:span text:style-name="T58">Какие есть стандартные реализации интерфейса<text:s/></text:span>List<text:span text:style-name="T59"><text:s/>и в каких ситуациях их нужно использовать?</text:span></text:p>
          </table:table-cell>
          <table:table-cell table:style-name="TableCell60">
            <text:p text:style-name="P61">Основные стандартные реализации:</text:p>
            <text:list text:style-name="LFO3" text:continue-numbering="true">
              <text:list-item>
                <text:p text:style-name="P62">ArrayList – наиболее часто используемая реализация, эффективно<text:s/>выполняет любые операции (поиск, сортировка и др.). Основана на доступе к данным по индексу (динамически расширяемый массив). НЕ эффективна при частом использовании операций вставки/удаления из середины списка.</text:p>
              </text:list-item>
              <text:list-item>
                <text:p text:style-name="P63">LinkedList – реализация на основе двунаправленного связанного списка, эффективна при частых операциях удаления/вставки в середину списка.</text:p>
              </text:list-item>
              <text:list-item>
                <text:p text:style-name="P64">CopyOnWriteArrayList – реализация,<text:s/>предназначенная для работы в многопоточном режиме (потокобезопасная).</text:p>
              </text:list-item>
            </text:list>
          </table:table-cell>
        </table:table-row>
        <table:table-row table:style-name="TableRow65">
          <table:table-cell table:style-name="TableCell66">
            <text:p text:style-name="P67">В чём основная идея стримов из пакета java.util.stream?</text:p>
          </table:table-cell>
          <table:table-cell table:style-name="TableCell68">
            <text:p text:style-name="TableContents"><text:span text:style-name="T69">Ид</text:span><text:span text:style-name="T70">ея стримов состоит в упрощении (значительном сокращении объема кода) работы с наборами данных (массивы, списки и др.) при выполнении операций фильт</text:span><text:span text:style-name="T71">рации, сортировки, модификации и др.</text:span></text:p>
          </table:table-cell>
        </table:table-row>
        <table:table-row table:style-name="TableRow72">
          <table:table-cell table:style-name="TableCell73" table:number-columns-spanned="2">
            <text:p text:style-name="P74">Разное</text:p>
          </table:table-cell>
          <table:covered-table-cell/>
        </table:table-row>
        <table:table-row table:style-name="TableRow75">
          <table:table-cell table:style-name="TableCell76">
            <text:p text:style-name="P77">Каким критериям должна удовлетворять «хорошая» хэш-функция?</text:p>
          </table:table-cell>
          <table:table-cell table:style-name="TableCell78">
            <text:list text:style-name="LFO4" text:continue-numbering="true">
              <text:list-item>
                <text:p text:style-name="P79">ХФ<text:s/>должна быть простой, её результат должен быстро вычисляться.<text:s/></text:p>
              </text:list-item>
              <text:list-item>
                <text:p text:style-name="P80">В идеале ХФ должна ставить каждому ключу уникальный индекс, что приводит к уменьшению возможного числа коллизий и уменьшает потребление ресурсов на их обход.</text:p>
              </text:list-item>
              <text:list-item>
                <text:p text:style-name="P81">ХФ должна использовать все информативные данные ключа (по возможности исключать неинформативные).</text:p>
              </text:list-item>
            </text:list>
          </table:table-cell>
        </table:table-row>
        <table:table-row table:style-name="TableRow82">
          <table:table-cell table:style-name="TableCell83">
            <text:p text:style-name="TableContents"><text:span text:style-name="T84">В чём причина популярности и широкого распространения кодировки<text:s/></text:span>UTF<text:span text:style-name="T85">-8?</text:span></text:p>
          </table:table-cell>
          <table:table-cell table:style-name="TableCell86">
            <text:p text:style-name="P87">Кодировка UTF-8 создана для совместимости с байт-ориентированными системами на основе ASCII. Простым способом адаптировать Юникод к таким ситуациям можно, применив 8-битное кодирование для представления символов Юникода, эквивалентных любому символу ASCII или управляющему символу.<text:s/></text:p>
            <text:p text:style-name="P88">В кодировке UTF-8 соблюден принцип неналожения (значения ведущей, замыкающей и одиночной единицы хранения информации не совпадают).</text:p>
            <text:p text:style-name="P89">UTF-8 – кодировка переменной длины, состоящая из 8-битных единиц хранения информации, старшие биты которых обозначают, к какой части последовательности относится каждый отдельный байт. Один диапазон значений отведён для первого элемента последовательности кода, другой – для последующих. Это обеспечивает непересекаемость кодировки.<text:s/></text:p>
            <text:p text:style-name="P90">Кодировке UTF-8 обычно отдаётся предпочтение в протоколе HTML и ему подобным. XML стал первым стандартом с полной поддержкой кодировки UTF-8. Организации, занимающиеся стандартизацией, тоже её рекомендуют. Проблема поддержки в адресах URL, отличных от ASCII-символов, была решена, когда консорциум W3С и инженерная группа IETF пришли к соглашению о кодировании всех адресов URL исключительно в UTF-8.</text:p>
            <text:p text:style-name="TableContents"><text:span text:style-name="T91">Совместимость с ASCII облегчает переход к новому программному обеспечению. С UTF-8 работает большинство текстовых редакторов, в том числе JEdit, Emacs, BBEdit, Eclipse и "Блокнот" операционной системы Windows.<text:s/></text:span><text:span text:style-name="T92">Ни одна другая форма кодирования Юникода не может похвалиться такой поддержкой со стороны инструментальных средств. Преимущество кодировки заключается в том, что она состоит из последовательности байтов. Со строками UTF-8 легко работать в C и других языках</text:span><text:span text:style-name="T93"><text:s/>программирования. Это единственная форма кодирования, не требующая метки порядка байтов BOM или объявления кодировки в XML.</text:span><text:span text:style-name="T94"><text:s/></text:span></text:p>
          </table:table-cell>
        </table:table-row>
        <table:table-row table:style-name="TableRow95">
          <table:table-cell table:style-name="TableCell96">
            <text:p text:style-name="TableContents"><text:span text:style-name="T97">Сравните форматы<text:s/></text:span>XML<text:span text:style-name="T98"><text:s/>и<text:s/></text:span>JSON<text:span text:style-name="T99">. Когда какой использовать?</text:span></text:p>
          </table:table-cell>
          <table:table-cell table:style-name="TableCell100">
            <text:p text:style-name="P101">XML (eXtensible Markup Language) – это текстовое представление данных спомощью тегов в виде дерева данных. XML файлы чаще всего используются для хранения и передачи данных. Структура такого документа хорошо описывает бизнес-объекты, конфигурацию, структуры данных и т.п.</text:p>
            <text:p text:style-name="P102">JSON (JavaScript Object Notation) — текстовый формат обмена<text:s/>данными.</text:p>
            <text:p text:style-name="P103">JSON – это формат, который хранит структурированную информацию и в основном используется для передачи данных между сервером и клиентом. Файл JSON представляет собой более простую и лёгкую (человекочитабильную) альтернативу расширению с аналогичными функциями XML (Extensive Markup Language).<text:line-break/></text:p>
            <text:p text:style-name="P104">XML<text:span text:style-name="T105"><text:s/>и<text:s/></text:span>JSON<text:span text:style-name="T106"><text:s/>являются по сути взаимозаменяемыми стандартами, выбор использования того или иного стандарта лежит на разработчике/проектировщике. Оба стандарта допустимы архитектурой<text:s/></text:span>REST<text:span text:style-name="T107">.</text:span></text:p>
            <text:p text:style-name="P108"><text:span text:style-name="T109">На мой взгляд<text:s/></text:span>JSON<text:span text:style-name="T110"><text:s/></text:span><text:span text:style-name="T111">является более удобным, человекочитабельным, широко используется в интернет приложениях, так как изначально был создан для совместного использования<text:s/></text:span>JavaScript<text:span text:style-name="T112"><text:s/>(формат независим и может использоваться практически любым языком программирования).<text:s/></text:span></text:p>
          </table:table-cell>
        </table:table-row>
        <table:table-row table:style-name="TableRow113">
          <table:table-cell table:style-name="TableCell114">
            <text:p text:style-name="TableContents"><text:span text:style-name="T115">Опишите ч</text:span><text:span text:style-name="T116">то будет происходить «под капотом» после ввода адреса сайта в браузере и нажатия<text:s/></text:span>Enter<text:span text:style-name="T117">?</text:span></text:p>
          </table:table-cell>
          <table:table-cell table:style-name="TableCell118">
            <text:p text:style-name="TableContents"><text:span text:style-name="T119">Отправляется запрос на ближайший<text:s/></text:span><text:span text:style-name="T120">DNS</text:span><text:span text:style-name="T121"><text:s/>сервер для получения<text:s/></text:span><text:span text:style-name="T122">IP</text:span><text:span text:style-name="T123"><text:s/>+<text:s/></text:span><text:span text:style-name="T124">port</text:span><text:span text:style-name="T125"><text:s/>СЕРВЕРА введённого нами сайта, после чего на данный<text:s/></text:span><text:span text:style-name="T126">IP</text:span><text:span text:style-name="T127">адрес направляется<text:s/></text:span><text:span text:style-name="T128">HTTP</text:span><text:span text:style-name="T129"><text:s/>запрос, содержащий в т</text:span><text:span text:style-name="T130">ом числе информацию о КЛИЕНТЕ (наш<text:s/></text:span><text:span text:style-name="T131">SOCKET</text:span><text:span text:style-name="T132"><text:s/>(</text:span><text:span text:style-name="T133">IP</text:span><text:span text:style-name="T134"><text:s text:c="2"/>+<text:s/></text:span><text:span text:style-name="T135">port</text:span><text:span text:style-name="T136">)). После чего устанавливается соединение и на сторону клиента передается ответ, например содержащий HTML. Далее происходит обмен запросами и ответами (request /response).</text:span></text:p>
          </table:table-cell>
        </table:table-row>
      </table:table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stakov.w@outlook.com</dc:creator>
    <meta:creation-date>2017-10-20T23:40:00Z</meta:creation-date>
    <dc:date>2022-02-20T20:54:00Z</dc:date>
    <meta:template xlink:href="Normal" xlink:type="simple"/>
    <meta:editing-cycles>8</meta:editing-cycles>
    <meta:editing-duration>PT17640S</meta:editing-duration>
    <meta:document-statistic meta:page-count="1" meta:paragraph-count="11" meta:word-count="894" meta:character-count="5983" meta:row-count="42" meta:non-whitespace-character-count="5100"/>
  </office:meta>
</office:document-meta>
</file>